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7.19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ce1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Details</text:p>
          </table:table-cell>
          <table:table-cell table:style-name="ce6" office:value-type="string" calcext:value-type="string">
            <text:p>Initial Size Estimated</text:p>
          </table:table-cell>
          <table:table-cell table:style-name="ce6" office:value-type="string" calcext:value-type="string">
            <text:p>Sprint 1</text:p>
          </table:table-cell>
          <table:table-cell table:style-name="ce6" office:value-type="string" calcext:value-type="string">
            <text:p>Sprint 2</text:p>
          </table:table-cell>
          <table:table-cell table:style-name="ce6" office:value-type="string" calcext:value-type="string">
            <text:p>Sprint 3</text:p>
          </table:table-cell>
          <table:table-cell table:style-name="ce6" office:value-type="string" calcext:value-type="string">
            <text:p><text:s/>Sprint 4</text:p>
          </table:table-cell>
          <table:table-cell table:style-name="ce6" office:value-type="string" calcext:value-type="string">
            <text:p>Sprint 5</text:p>
          </table:table-cell>
          <table:table-cell table:style-name="ce6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mplementazione logica di gioco secondo le regole</text:p>
          </table:table-cell>
          <table:table-cell table:style-name="ce14"/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ntegrazione GUI con logica di gioco</text:p>
          </table:table-cell>
          <table:table-cell table:style-name="ce15"/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voluzione GUI campo di gioco</text:p>
          </table:table-cell>
          <table:table-cell table:style-name="ce15"/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Implementazione IA</text:p>
          </table:table-cell>
          <table:table-cell table:style-name="ce15"/>
          <table:table-cell table:number-columns-repeated="3" table:style-name="ce3" office:value-type="float" office:value="40" calcext:value-type="float">
            <text:p>4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mplementazione effetti carte pokémon</text:p>
          </table:table-cell>
          <table:table-cell table:style-name="ce4"/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4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string" calcext:value-type="string">
            <text:p>Raffinamento design del modello (campo di gioco)</text:p>
          </table:table-cell>
          <table:table-cell table:style-name="ce15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Creazione GUI campo di gioco</text:p>
          </table:table-cell>
          <table:table-cell table:style-name="ce15"/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1014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2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6" office:value-type="string" calcext:value-type="string">
            <text:p>Product Backlog Item</text:p>
          </table:table-cell>
          <table:table-cell table:style-name="ce6" office:value-type="string" calcext:value-type="string">
            <text:p>Sprint Task</text:p>
          </table:table-cell>
          <table:table-cell table:style-name="ce6" office:value-type="string" calcext:value-type="string">
            <text:p>Volunteer</text:p>
          </table:table-cell>
          <table:table-cell table:style-name="ce6" office:value-type="string" calcext:value-type="string">
            <text:p>Initial Size Estimated</text:p>
          </table:table-cell>
          <table:table-cell table:style-name="ce6"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<text:s/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2" office:value-type="string" calcext:value-type="string">
            <text:p>Maichol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2" office:value-type="string" calcext:value-type="string">
            <text:p>Maichol 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10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10" office:value-type="string" calcext:value-type="string">
            <text:p>Test carte e mazzo</text:p>
          </table:table-cell>
          <table:table-cell table:style-name="ce4" office:value-type="string" calcext:value-type="string">
            <text:p>Federico, Maichol</text:p>
          </table:table-cell>
          <table:table-cell table:number-columns-repeated="5"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reazione GUI campo di gioco</text:p>
          </table:table-cell>
          <table:table-cell table:style-name="ce7" office:value-type="string" calcext:value-type="string">
            <text:p>Implementazione elementi di gioco</text:p>
          </table:table-cell>
          <table:table-cell table:style-name="ce4" office:value-type="string" calcext:value-type="string">
            <text:p>Lorenzo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1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6" office:value-type="string" calcext:value-type="string">
            <text:p>Product Backlog Item</text:p>
          </table:table-cell>
          <table:table-cell table:style-name="ce6" office:value-type="string" calcext:value-type="string">
            <text:p>Sprint Task</text:p>
          </table:table-cell>
          <table:table-cell table:style-name="ce6" office:value-type="string" calcext:value-type="string">
            <text:p>Volunteer</text:p>
          </table:table-cell>
          <table:table-cell table:style-name="ce6" office:value-type="string" calcext:value-type="string">
            <text:p>Initial Size Estimated</text:p>
          </table:table-cell>
          <table:table-cell table:style-name="ce6"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<text:s/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2" office:value-type="string" calcext:value-type="string">
            <text:p>Lorenzo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10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10" office:value-type="string" calcext:value-type="string">
            <text:p>Implementazione degli effetti </text:p>
          </table:table-cell>
          <table:table-cell table:style-name="ce4" office:value-type="string" calcext:value-type="string">
            <text:p>Maichol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3"/>
          <table:table-cell table:style-name="ce11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03" meta:object-count="0"/>
    <meta:generator>LibreOfficeDev/6.0.5.2$Linux_X86_64 LibreOffice_project/</meta:generator>
  </office:meta>
</office:document-meta>
</file>